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Contents_20_2">
      <style:paragraph-properties>
        <style:tab-stops>
          <style:tab-stop style:position="0cm"/>
        </style:tab-stops>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List">
      <style:text-properties style:font-name="Optima1" fo:font-size="10pt" style:font-size-asian="10pt" style:font-size-complex="10pt"/>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Standard" style:master-page-name="Index">
      <style:paragraph-properties style:page-number="auto"/>
    </style:style>
    <style:style style:name="P17"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0</text:p>
      <text:p text:style-name="P9">Mozilla Thunderbird Configuration Guide</text:p>
      <text:p text:style-name="P3"/>
      <text:p text:style-name="P16">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1">Mozilla Thunderbird <text:s text:c="2"/><text:tab/>4</text:p>
          <text:p text:style-name="P11">Mozilla Lightning (Inverse Edition) <text:s text:c="2"/><text:tab/>4</text:p>
          <text:p text:style-name="P11">SOGo Connector and SOGo Integrator <text:s text:c="2"/><text:tab/>5</text:p>
          <text:p text:style-name="P12">Chapter 4<text:tab/>SOGo Integrator Customization <text:s text:c="2"/><text:tab/>6</text:p>
          <text:p text:style-name="P11">Customization <text:s text:c="2"/><text:tab/>6</text:p>
          <text:p text:style-name="P12">Chapter 5<text:tab/>SOGo Update Server <text:s text:c="2"/><text:tab/>8</text:p>
          <text:p text:style-name="P11">Installation <text:s text:c="2"/><text:tab/>8</text:p>
          <text:p text:style-name="P11">Configuration <text:s text:c="2"/><text:tab/>8</text:p>
          <text:p text:style-name="P12">Chapter 6<text:tab/>Additional Information <text:s text:c="2"/><text:tab/>9</text:p>
          <text:p text:style-name="P12">Chapter 7<text:tab/>Commercial Support and Contact Information <text:s text:c="2"/><text:tab/>10</text:p>
          <text:p text:style-name="P12">Chapter 8<text:tab/>GNU Free Documentation License <text:s text:c="2"/><text:tab/>11</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2.</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plugins array from <text:span text:style-name="T3">updates.php</text:span></text:p>
      <text:p text:style-name="Standard">For example, to automatically install SOGo Connector, SOGo Integrator and Lightning 0.9.2, you would have :</text:p>
      <text:p text:style-name="P6">$plugins </text:p>
      <text:p text:style-name="P6">= array( "sogo-connector@inverse.ca"</text:p>
      <text:p text:style-name="P6"><text:s text:c="9"/>=&gt; array( "application" =&gt; "thunderbird",</text:p>
      <text:p text:style-name="P6"><text:s text:c="19"/>"version" =&gt; "0.92",</text:p>
      <text:p text:style-name="P6"><text:s text:c="19"/>"filename" =&gt; "sogo-connector-0.92.xpi" ),</text:p>
      <text:p text:style-name="P6"><text:s text:c="9"/>"sogo-integrator@inverse.ca"</text:p>
      <text:p text:style-name="P6"><text:soft-page-break/><text:s text:c="9"/>=&gt; array( "application" =&gt; "thunderbird",</text:p>
      <text:p text:style-name="P6"><text:s text:c="19"/>"version" =&gt; "0.92",</text:p>
      <text:p text:style-name="P6"><text:s text:c="19"/>"filename" =&gt; "sogo-integrator-0.92-sogo-demo.xpi" ),</text:p>
      <text:p text:style-name="P6"><text:s text:c="9"/>"{e2fda1a4-762b-4020-b5ad-a41df1933103}"</text:p>
      <text:p text:style-name="P6"><text:s text:c="9"/>=&gt; array( "application" =&gt; "thunderbird",</text:p>
      <text:p text:style-name="P6"><text:s text:c="19"/>"version" =&gt; "0.9.2",</text:p>
      <text:p text:style-name="P6"><text:s text:c="19"/>"filename" =&gt; "lightning-0.9.2.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2.xpi</text:p>
      <text:p text:style-name="P7">If you eventually want to disable an extension, that is, without removing it from users' computers, you can specify “<text:span text:style-name="T3">disabled</text:span>” as the version number.</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3">❏<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67</meta:editing-cycles>
    <meta:editing-duration>PT06H42M26S</meta:editing-duration>
    <dc:date>2009-03-23T14:13:31</dc:date>
    <meta:document-statistic meta:table-count="0" meta:image-count="2" meta:object-count="0" meta:page-count="14" meta:paragraph-count="134" meta:word-count="1698" meta:character-count="11847"/>
    <meta:user-defined meta:name="Info 1"/>
    <meta:user-defined meta:name="Info 2"/>
    <meta:user-defined meta:name="Info 3"/>
    <meta:user-defined meta:name="Info 4"/>
  </office:meta>
</office:document-meta>
</file>